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rMethodReturnValueHandlerComposite.handleReturnValue( @ Nullable Object returnValue , MethodParameter returnType ,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ndlerMethodReturnValueHandlerComposite.addHandler( HandlerMethodReturnValueHandler returnValue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MethodReturnValueHandlerComposite.getReturnValueHandler( MethodParameter 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andlerMethodReturnValueHandlerComposi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ReturnValueHandlerComposite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ethodReturnValueHandlerComposite.addHandlers( @ Nullable List &lt; ? extends HandlerMethodReturnValueHandler &gt; 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ndlerMethodReturnValueHandlerComposite.getReturnValu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